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45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5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0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26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3.0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3.5cm"/>
    </style:style>
    <style:style style:name="pr9" style:family="presentation" style:parent-style-name="Заглавие1-title">
      <style:graphic-properties draw:fill-color="#ffffff" draw:auto-grow-height="true" fo:min-height="2.5cm"/>
    </style:style>
    <style:style style:name="pr10" style:family="presentation" style:parent-style-name="Заглавие1-outline1">
      <style:graphic-properties draw:fill-color="#ffffff" fo:min-height="16.28cm"/>
    </style:style>
    <style:style style:name="pr11" style:family="presentation" style:parent-style-name="Заглавие1-outline1">
      <style:graphic-properties draw:fill-color="#ffffff" fo:min-height="16.825cm"/>
    </style:style>
    <style:style style:name="pr12" style:family="presentation" style:parent-style-name="Заглавие1-title">
      <style:graphic-properties draw:fill-color="#ffffff" draw:auto-grow-height="true" fo:min-height="4cm"/>
    </style:style>
    <style:style style:name="pr13" style:family="presentation" style:parent-style-name="Заглавие1-title">
      <style:graphic-properties draw:fill-color="#ffffff" draw:auto-grow-height="true" fo:min-height="3cm"/>
    </style:style>
    <style:style style:name="pr14" style:family="presentation" style:parent-style-name="Заглавие1-outline1">
      <style:graphic-properties draw:fill-color="#ffffff" fo:min-height="16.689cm"/>
    </style:style>
    <style:style style:name="pr15" style:family="presentation" style:parent-style-name="Заглавие1-outline1">
      <style:graphic-properties draw:fill-color="#ffffff" fo:min-height="16.05cm"/>
    </style:style>
    <style:style style:name="pr16" style:family="presentation" style:parent-style-name="Заглавие1-outline1">
      <style:graphic-properties draw:fill-color="#ffffff" fo:min-height="16.375cm"/>
    </style:style>
    <style:style style:name="pr17" style:family="presentation" style:parent-style-name="Заглавие1-outline1">
      <style:graphic-properties draw:fill-color="#ffffff" fo:min-height="12.847cm"/>
    </style:style>
    <style:style style:name="pr18" style:family="presentation" style:parent-style-name="Заглавие1-outline1">
      <style:graphic-properties draw:fill-color="#ffffff" fo:min-height="16.528cm"/>
    </style:style>
    <style:style style:name="pr19" style:family="presentation" style:parent-style-name="Заглавие1-outline1">
      <style:graphic-properties draw:fill-color="#ffffff" fo:min-height="14.847cm"/>
    </style:style>
    <style:style style:name="pr20" style:family="presentation" style:parent-style-name="Заглавие1-outline1">
      <style:graphic-properties draw:fill-color="#ffffff" fo:min-height="15.55cm"/>
    </style:style>
    <style:style style:name="pr21" style:family="presentation" style:parent-style-name="Заглавие1-outline1">
      <style:graphic-properties draw:fill-color="#ffffff" fo:min-height="13.347cm"/>
    </style:style>
    <style:style style:name="pr22" style:family="presentation" style:parent-style-name="Заглавие1-outline1">
      <style:graphic-properties draw:fill-color="#ffffff" fo:min-height="16.11cm"/>
    </style:style>
    <style:style style:name="pr23" style:family="presentation" style:parent-style-name="Заглавие1-outline1">
      <style:graphic-properties draw:fill-color="#ffffff" fo:min-height="13.847cm"/>
    </style:style>
    <style:style style:name="pr2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margin-top="0.661cm" fo:margin-bottom="0cm" fo:line-height="100%" fo:text-indent="0cm"/>
    </style:style>
    <style:style style:name="P2" style:family="paragraph">
      <style:paragraph-properties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line-height="95%" fo:text-align="center" fo:text-indent="0cm"/>
    </style:style>
    <style:style style:name="P4" style:family="paragraph">
      <style:paragraph-properties fo:margin-left="0cm" fo:margin-right="0cm" fo:line-height="95%" fo:text-align="center" fo:text-indent="0cm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4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5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6" style:family="paragraph">
      <style:paragraph-properties fo:margin-left="0cm" fo:margin-right="0cm" fo:line-height="105%" fo:text-indent="0cm"/>
    </style:style>
    <style:style style:name="P17" style:family="paragraph">
      <style:paragraph-properties text:enable-numbering="false" fo:margin-left="0cm" fo:margin-right="0cm" fo:line-height="105%" fo:text-indent="0cm" style:writing-mode="lr-tb"/>
    </style:style>
    <style:style style:name="P1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9" style:family="paragraph">
      <style:paragraph-properties fo:margin-left="0.948cm" fo:margin-right="0cm" fo:text-indent="-0.948cm"/>
      <style:text-properties fo:font-size="29pt" style:font-size-asian="29pt" style:font-size-complex="29pt"/>
    </style:style>
    <style:style style:name="P20" style:family="paragraph">
      <style:paragraph-properties fo:margin-left="0.948cm" fo:margin-right="0cm" fo:text-indent="-0.948cm"/>
    </style:style>
    <style:style style:name="P2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5" style:family="paragraph">
      <style:paragraph-properties text:enable-numbering="false" fo:margin-left="0cm" fo:margin-right="0cm" fo:line-height="105%" fo:text-indent="0cm" style:writing-mode="lr-tb"/>
      <style:text-properties fo:font-size="24pt"/>
    </style:style>
    <style:style style:name="P26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8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0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1" style:family="paragraph">
      <style:paragraph-properties fo:margin-left="0.05cm" fo:margin-right="0.05cm" fo:text-indent="0cm"/>
    </style:style>
    <style:style style:name="P32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3" style:family="paragraph">
      <style:paragraph-properties text:enable-numbering="false" fo:margin-left="0cm" fo:margin-right="0cm" fo:line-height="105%" fo:text-indent="0cm" style:writing-mode="lr-tb"/>
      <style:text-properties fo:font-size="20pt" style:font-size-asian="20pt" style:font-size-complex="20pt"/>
    </style:style>
    <style:style style:name="P34" style:family="paragraph">
      <style:paragraph-properties fo:margin-left="0cm" fo:margin-right="0cm" fo:line-height="85%" fo:text-indent="0cm" style:writing-mode="lr-tb"/>
    </style:style>
    <style:style style:name="P35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6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2" style:family="text">
      <style:text-properties fo:color="#000000" fo:font-size="44pt" fo:language="en" fo:country="GB" style:font-size-asian="44pt" style:font-size-complex="44pt"/>
    </style:style>
    <style:style style:name="T3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9pt" style:font-size-asian="29pt" style:font-size-complex="29pt"/>
    </style:style>
    <style:style style:name="T15" style:family="text">
      <style:text-properties fo:font-size="32pt" fo:language="en" fo:country="GB" style:font-size-asian="32pt" style:font-size-complex="3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italic" fo:text-shadow="1pt 1pt" style:text-underline-style="none" fo:font-weight="bold" style:font-family-asian="'Arial Unicode MS'" style:font-pitch-asian="variable" style:font-size-asian="22pt" style:font-style-asian="italic" style:font-weight-asian="bold" style:font-family-complex="'Arial Unicode MS'" style:font-pitch-complex="variable" style:font-size-complex="22pt" style:font-style-complex="italic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italic" fo:text-shadow="1pt 1pt" style:text-underline-style="none" fo:font-weight="bold" style:font-family-asian="'Arial Unicode MS'" style:font-pitch-asian="variable" style:font-size-asian="24pt" style:font-style-asian="italic" style:font-weight-asian="bold" style:font-family-complex="'Arial Unicode MS'" style:font-pitch-complex="variable" style:font-size-complex="24pt" style:font-style-complex="italic" style:font-weight-complex="bold" style:text-emphasize="none" style:font-relief="none"/>
    </style:style>
    <style:style style:name="T23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2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9.565cm" svg:height="1.495cm" svg:x="1.309cm" svg:y="13.53cm">
          <text:p text:style-name="P1"><text:span text:style-name="T1">Красимир Беров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798cm" svg:height="3.386cm" svg:x="3.98cm" svg:y="4.376cm" presentation:class="title" presentation:user-transformed="true">
          <draw:text-box>
            <text:p text:style-name="P3"><text:span text:style-name="T2">Курс по програмиране на Perl</text:span></text:p>
          </draw:text-box>
        </draw:frame>
        <draw:frame draw:style-name="gr2" draw:text-style-name="P6" draw:layer="layout" svg:width="10.899cm" svg:height="1.352cm" svg:x="8.601cm" svg:y="8.15cm">
          <draw:text-box>
            <text:p text:style-name="P5"><text:span text:style-name="T3">Списъци и масиви</text:span></text:p>
          </draw:text-box>
        </draw:frame>
        <draw:custom-shape draw:style-name="gr3" draw:text-style-name="P7" draw:layer="layout" svg:width="2.627cm" svg:height="1.857cm" svg:x="1.885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11" draw:layer="layout" svg:width="15.901cm" svg:height="2.528cm" svg:x="7.599cm" svg:y="0cm" presentation:class="title" presentation:user-transformed="true">
          <draw:text-box>
            <text:p text:style-name="P10"><text:span text:style-name="T5">Съдържание</text:span></text:p>
          </draw:text-box>
        </draw:frame>
        <draw:frame presentation:style-name="pr4" draw:text-style-name="P14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6">Какво е Списък или Масив?</text:span></text:p>
              </text:list-item>
              <text:list-item>
                <text:p text:style-name="P12"><text:span text:style-name="T6">Представяне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Литерали</text:span></text:p>
                  </text:list-item>
                  <text:list-item>
                    <text:p text:style-name="P13"><text:span text:style-name="T6">Променливи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<text:s/></text:span><text:span text:style-name="T6">Интерполация на масиви</text:span></text:p>
              </text:list-item>
              <text:list-item>
                <text:p text:style-name="P9"><text:span text:style-name="T6"><text:s/></text:span><text:span text:style-name="T6">Добавяне и премахване на елементи</text:span></text:p>
              </text:list-item>
              <text:list-item>
                <text:p text:style-name="P9"><text:span text:style-name="T6"><text:s/></text:span><text:span text:style-name="T6">Оператори и функции за списъци и масиви</text:span></text:p>
              </text:list-item>
              <text:list-item>
                <text:p text:style-name="P9"><text:span text:style-name="T6"><text:s/></text:span><text:span text:style-name="T6">Arrays slicing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9" draw:layer="layout" svg:width="20.9cm" svg:height="3.019cm" svg:x="4.5cm" svg:y="0cm" presentation:class="title" presentation:user-transformed="true">
          <draw:text-box>
            <text:p text:style-name="P9">Какво е Списък или Масив?</text:p>
          </draw:text-box>
        </draw:frame>
        <draw:frame presentation:style-name="pr6" draw:text-style-name="P15" draw:layer="layout" svg:width="23.596cm" svg:height="15.337cm" svg:x="0.9cm" svg:y="2.761cm" presentation:class="outline" presentation:user-transformed="true">
          <draw:text-box>
            <text:list text:style-name="L6">
              <text:list-item>
                <text:p text:style-name="P9"><text:span text:style-name="T7">Списъкът представлява подредени скаларни данни.</text:span></text:p>
              </text:list-item>
              <text:list-item>
                <text:p text:style-name="P9"><text:span text:style-name="T7">Масивът е променлива, която съдържа списък.</text:span></text:p>
              </text:list-item>
              <text:list-item>
                <text:p text:style-name="P9"><text:span text:style-name="T7">Всеки елемет от масива е отделна скаларна променлива със собствена скаларна стойност.</text:span></text:p>
              </text:list-item>
              <text:list-item>
                <text:p text:style-name="P9"><text:span text:style-name="T7">Масивите могат да имат произволен брой елементи.</text:span></text:p>
              </text:list-item>
              <text:list-item>
                <text:p text:style-name="P9"><text:span text:style-name="T7">Най-малкият масив няма елементи, докато най-големият може да запълни цялата налична памет. 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18.6cm" svg:height="3.5cm" svg:x="6.8cm" svg:y="0cm" presentation:class="title" presentation:user-transformed="true">
          <draw:text-box>
            <text:p text:style-name="P9"><text:s/><text:span text:style-name="T8">Literal Representation</text:span><text:span text:style-name="T8"><text:line-break/></text:span><text:span text:style-name="T8">Представяне на литералите</text:span></text:p>
          </draw:text-box>
        </draw:frame>
        <draw:frame presentation:style-name="pr6" draw:text-style-name="P15" draw:layer="layout" svg:width="23.596cm" svg:height="14.825cm" svg:x="0.5cm" svg:y="4cm" presentation:class="outline" presentation:user-transformed="true">
          <draw:text-box>
            <text:list text:style-name="L6">
              <text:list-item>
                <text:p text:style-name="P9"><text:span text:style-name="T7">Един списък с литерали се състои от разделени със запетаи скаларни стойности, обградени със скоби.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9"><text:span text:style-name="T7"/></text:p>
              </text:list-item>
              <text:list-item>
                <text:p text:style-name="P9"><text:span text:style-name="T7">Елементите на списъка могат да бъдат и изрази.</text:span></text:p>
              </text:list-item>
            </text:list>
          </draw:text-box>
        </draw:frame>
        <draw:custom-shape draw:style-name="gr6" draw:text-style-name="P17" draw:layer="layout" svg:width="21.603cm" svg:height="2.881cm" svg:x="1.357cm" svg:y="7.979cm">
          <text:p text:style-name="P16"><text:span text:style-name="T9">(1, 4.5, 15, 32 ) <text:s text:c="2"/>#list of four numeric values</text:span></text:p>
          <text:p text:style-name="P16"><text:span text:style-name="T9">('me', 'you', 'us') #list of three string values</text:span></text:p>
          <text:p text:style-name="P16"><text:span text:style-name="T9">('me',15,'you',32) <text:s/>#list of mixed values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1.603cm" svg:height="2.881cm" svg:x="1.5cm" svg:y="15.5cm">
          <text:p text:style-name="P16"><text:span text:style-name="T9">(1, 4.5+15, $family=2 )#list of expressions:</text:span></text:p>
          <text:p text:style-name="P16"><text:span text:style-name="T9"><text:s text:c="23"/></text:span><text:span text:style-name="T9">#1, the result of 4.5+15</text:span></text:p>
          <text:p text:style-name="P16"><text:span text:style-name="T9"><text:s text:c="23"/></text:span><text:span text:style-name="T9"># and the value of $family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9" draw:text-style-name="P9" draw:layer="layout" svg:width="16.5cm" svg:height="2.5cm" svg:x="9cm" svg:y="0cm" presentation:class="title" presentation:user-transformed="true">
          <draw:text-box>
            <text:p text:style-name="P9">Literal Representation</text:p>
          </draw:text-box>
        </draw:frame>
        <draw:frame presentation:style-name="pr10" draw:text-style-name="P18" draw:layer="layout" svg:width="23.596cm" svg:height="16.28cm" svg:x="0.98cm" svg:y="2.72cm" presentation:class="outline" presentation:user-transformed="true">
          <draw:text-box>
            <text:list text:style-name="L6">
              <text:list-item>
                <text:p text:style-name="P9"><text:span text:style-name="T10">Празен списък (без елементи) се представя с празен чифт скоби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9"><text:span text:style-name="T10">Елемент от списък с литерали може да бъде включително и операторът за </text:span><text:span text:style-name="T11">създаване на списък</text:span><text:span text:style-name="T10">, означен чрез две скаларни стойности, разделени от двоеточие “</text:span><text:span text:style-name="T12">..</text:span><text:span text:style-name="T10">”.</text:span></text:p>
              </text:list-item>
              <text:list-item>
                <text:p text:style-name="P9"><text:span text:style-name="T10">Този оператор създава списък от стойности, като започва от лявата скаларна стойност и увеличава всеки следващ елемент с едно дотогава, докато достигне стойността отдясно.</text:span><text:span text:style-name="T13"> </text:span></text:p>
              </text:list-item>
            </text:list>
          </draw:text-box>
        </draw:frame>
        <draw:custom-shape draw:style-name="gr8" draw:text-style-name="P17" draw:layer="layout" svg:width="21.603cm" svg:height="1.201cm" svg:x="1.897cm" svg:y="5cm">
          <text:p text:style-name="P16"><text:span text:style-name="T9">() #empty list (zero elemen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21.603cm" svg:height="2.5cm" svg:x="1.901cm" svg:y="15.821cm">
          <text:p text:style-name="P16"><text:span text:style-name="T9">$, = $/; #$OUTPUT_FIELD_SEPARATOR is set to '\n'</text:span></text:p>
          <text:p text:style-name="P16"><text:span text:style-name="T9">print (1..100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9" draw:text-style-name="P9" draw:layer="layout" svg:width="17.4cm" svg:height="2.5cm" svg:x="8cm" svg:y="0cm" presentation:class="title" presentation:user-transformed="true">
          <draw:text-box>
            <text:p text:style-name="P9">Literal Representation</text:p>
          </draw:text-box>
        </draw:frame>
        <draw:frame presentation:style-name="pr11" draw:text-style-name="P9" draw:layer="layout" svg:width="23.596cm" svg:height="16.825cm" svg:x="1cm" svg:y="2.675cm" presentation:class="outline" presentation:user-transformed="true">
          <draw:text-box>
            <text:list text:style-name="L6">
              <text:list-item>
                <text:p text:style-name="P9">qw/STRING/</text:p>
                <text:list>
                  <text:list-item>
                    <text:p><text:span text:style-name="T13">Проверява списък на думите, извлечени от STRING, като използва вградени интервали за разделители на думите.</text:span></text:p>
                  </text:list-item>
                  <text:list-item>
                    <text:p text:style-name="P9"><text:span text:style-name="T13">Генерира списък по време на компилирането, и в скаларен контекст връща последния елемент от списъка.</text:span>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1.603cm" svg:height="6cm" svg:x="2cm" svg:y="12.5cm">
          <text:p text:style-name="P16"><text:span text:style-name="T9">$\=$/; #$OUTPUT_RECORD_SEPARATOR is set to "\n"</text:span></text:p>
          <text:p text:style-name="P16"><text:span text:style-name="T9">$,=$/; #$OUTPUT_FIELD_SEPARATOR is set to "\n"</text:span></text:p>
          <text:p text:style-name="P16"><text:span text:style-name="T9">print qw{me you us};</text:span></text:p>
          <text:p text:style-name="P16"><text:span text:style-name="T9">print ('me', 'you', 'us'); # the same as above</text:span></text:p>
          <text:p text:style-name="P16"><text:span text:style-name="T9">$me = qw(me you us);</text:span></text:p>
          <text:p text:style-name="P16"><text:span text:style-name="T9">print $me; <text:s text:c="16"/># prints 'us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12.5cm" svg:height="4cm" svg:x="11cm" svg:y="0cm" presentation:class="title" presentation:user-transformed="true">
          <draw:text-box>
            <text:p text:style-name="P9">Променливи</text:p>
          </draw:text-box>
        </draw:frame>
        <draw:frame presentation:style-name="pr6" draw:text-style-name="P19" draw:layer="layout" svg:width="24.9cm" svg:height="14.825cm" svg:x="0.5cm" svg:y="3.522cm" presentation:class="outline" presentation:user-transformed="true">
          <draw:text-box>
            <text:list text:style-name="L6">
              <text:list-item>
                <text:p text:style-name="P9"><text:span text:style-name="T14">Променливата масив съдържа само един списък (нула или повече скаларни стойности).</text:span></text:p>
              </text:list-item>
              <text:list-item>
                <text:p text:style-name="P9"><text:span text:style-name="T14">Стойността на една променлива масив, която още не е определена, е (), т.е. празен списък.</text:span></text:p>
              </text:list-item>
              <text:list-item>
                <text:p text:style-name="P9"><text:span text:style-name="T14">Цели масиви (както и отрязаните части от масиви и хешове) се обозначават с '@'.</text:span></text:p>
              </text:list-item>
              <text:list-item>
                <text:p text:style-name="P9"><text:span text:style-name="T14">Дължината на един масив не е предварително зададена. Perl автоматично си добавя необходимото пространство.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15.4cm" svg:height="4cm" svg:x="10cm" svg:y="0cm" presentation:class="title" presentation:user-transformed="true">
          <draw:text-box>
            <text:p text:style-name="P9">Променливи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Пример</text:p>
              </text:list-item>
            </text:list>
          </draw:text-box>
        </draw:frame>
        <draw:custom-shape draw:style-name="gr11" draw:text-style-name="P17" draw:layer="layout" svg:width="22.298cm" svg:height="10cm" svg:x="1.551cm" svg:y="6cm">
          <text:p text:style-name="P16"><text:span text:style-name="T9">$, = $\ =$/;</text:span></text:p>
          <text:p text:style-name="P16"><text:span text:style-name="T9">my @numbers = (1, 4.5, 15, 32 );</text:span></text:p>
          <text:p text:style-name="P16"><text:span text:style-name="T9">my @family <text:s/>= ('me', 'you', 'us');</text:span></text:p>
          <text:p text:style-name="P16"><text:span text:style-name="T9">print @family,$/;</text:span></text:p>
          <text:p text:style-name="P16"><text:span text:style-name="T9">$family[3] <text:s/>= 'he';</text:span></text:p>
          <text:p text:style-name="P16"><text:span text:style-name="T9">print @family,$/;</text:span></text:p>
          <text:p text:style-name="P16"><text:span text:style-name="T9">my @things <text:s/>= (@numbers, @family);#flattened</text:span></text:p>
          <text:p text:style-name="P16"><text:span text:style-name="T9">my @predators = qw/leopard tiger panther/;</text:span></text:p>
          <text:p text:style-name="P16"><text:span text:style-name="T9">my @slices <text:s/>= (1..3, A..D);</text:span></text:p>
          <text:p text:style-name="P16"><text:span text:style-name="T9">print $/;</text:span></text:p>
          <text:p text:style-name="P16"><text:span text:style-name="T9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21.9cm" svg:height="4cm" svg:x="3.5cm" svg:y="0cm" presentation:class="title" presentation:user-transformed="true">
          <draw:text-box>
            <text:p text:style-name="P5"><text:span text:style-name="T15">Интерполация (вмъкване) на масиви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7">Масивите могат да бъдат вмъкнати (подобно на скаларите) в низ, обграден от двойни кавички.</text:span></text:p>
              </text:list-item>
              <text:list-item>
                <text:p text:style-name="P9"><text:span text:style-name="T7">Елементите на един масив са скалари и също могат да бъдат вмъквани (интерполирани).</text:span></text:p>
              </text:list-item>
            </text:list>
          </draw:text-box>
        </draw:frame>
        <draw:custom-shape draw:style-name="gr12" draw:text-style-name="P17" draw:layer="layout" svg:width="21.603cm" svg:height="7.5cm" svg:x="1.897cm" svg:y="11cm">
          <text:p text:style-name="P16"><text:span text:style-name="T9">$\ = $/;</text:span></text:p>
          <text:p text:style-name="P16"><text:span text:style-name="T9">my @numbers = (1, 4.5, 15, 32 );</text:span></text:p>
          <text:p text:style-name="P16"><text:span text:style-name="T9">my @family <text:s/>= ('me', 'you', 'us');</text:span></text:p>
          <text:p text:style-name="P16"><text:span text:style-name="T9"/></text:p>
          <text:p text:style-name="P16"><text:span text:style-name="T9">print "Do $family[1] have $numbers[2] leva?";</text:span></text:p>
          <text:p text:style-name="P16"><text:span text:style-name="T9">print "Sorry, I do have $family[0] only.";</text:span></text:p>
          <text:p text:style-name="P16"><text:span text:style-name="T9">$"=', ';#$LIST_SEPARATOR</text:span></text:p>
          <text:p text:style-name="P16"><text:span text:style-name="T9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21.9cm" svg:height="4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header>
                <text:p text:style-name="P9"/>
              </text:list-header>
              <text:list-item>
                <text:p text:style-name="P9">оператори: </text:p>
                <text:list>
                  <text:list-item>
                    <text:p text:style-name="P9">push</text:p>
                  </text:list-item>
                  <text:list-item>
                    <text:p text:style-name="P9">pop</text:p>
                  </text:list-item>
                  <text:list-item>
                    <text:p text:style-name="P9">shift</text:p>
                  </text:list-item>
                  <text:list-item>
                    <text:p text:style-name="P9">unshift</text:p>
                  </text:list-item>
                  <text:list-item>
                    <text:p text:style-name="P9">splice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13" draw:text-style-name="P21" draw:layer="layout" svg:width="21.9cm" svg:height="3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7">push ARRAY,LIST</text:span></text:p>
                <text:list>
                  <text:list-item>
                    <text:p><text:span text:style-name="T10">Приема ARRAY като един куп (стек), и добавя (push) стойностите от LIST на края на ARRAY. </text:span></text:p>
                  </text:list-item>
                  <text:list-item>
                    <text:p text:style-name="P9"><text:span text:style-name="T10">Дължината на ARRAY нараства с дължината на LIST. </text:span></text:p>
                  </text:list-item>
                  <text:list-item>
                    <text:p><text:span text:style-name="T10">Връща броя на елементите в масива след завършено добавяне (push).</text:span></text:p>
                  </text:list-item>
                </text:list>
              </text:list-item>
            </text:list>
          </draw:text-box>
        </draw:frame>
        <draw:custom-shape draw:style-name="gr13" draw:text-style-name="P17" draw:layer="layout" svg:width="21.603cm" svg:height="5.401cm" svg:x="2cm" svg:y="12.5cm">
          <text:p text:style-name="P16"><text:span text:style-name="T9">use Data::Dumper; </text:span></text:p>
          <text:p text:style-name="P16"><text:span text:style-name="T9">$\ =$/;</text:span></text:p>
          <text:p text:style-name="P16"><text:span text:style-name="T9">my @family = qw ( me you us );</text:span></text:p>
          <text:p text:style-name="P16"><text:span text:style-name="T9">print scalar @family;#get the number of elements</text:span></text:p>
          <text:p text:style-name="P16"><text:span text:style-name="T9">print push(@family, qw ( him her ));</text:span></text:p>
          <text:p text:style-name="P16"><text:span text:style-name="T9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1.9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4" draw:text-style-name="P24" draw:layer="layout" svg:width="23.596cm" svg:height="16.689cm" svg:x="1cm" svg:y="2.361cm" presentation:class="outline" presentation:user-transformed="true">
          <draw:text-box>
            <text:list text:style-name="L6">
              <text:list-item>
                <text:p text:style-name="P9"><text:span text:style-name="T13">pop ARRAY</text:span><text:span text:style-name="T13"><text:line-break/></text:span><text:span text:style-name="T13">pop</text:span></text:p>
                <text:list>
                  <text:list-item>
                    <text:p text:style-name="P23"><text:span text:style-name="T17">Отстранява най-горния (последния) елемент от масива и го връща, като скъсява масива с един елемент.</text:span></text:p>
                  </text:list-item>
                  <text:list-item>
                    <text:p text:style-name="P23"><text:span text:style-name="T17">Ако масивът е празен, връща недефинирана стойност () <text:s/>???(although this may happen at other times as well). </text:span></text:p>
                  </text:list-item>
                  <text:list-item>
                    <text:p text:style-name="P23"><text:span text:style-name="T17">Ако няма ARRAY, отстранява масива @ARGV в главната програма и масива @_ array в подпрограмите, точно като оператора shift.</text:span></text:p>
                  </text:list-item>
                </text:list>
              </text:list-item>
            </text:list>
          </draw:text-box>
        </draw:frame>
        <draw:custom-shape draw:style-name="gr14" draw:text-style-name="P25" draw:layer="layout" svg:width="21.603cm" svg:height="5.401cm" svg:x="2.421cm" svg:y="13.501cm">
          <text:p text:style-name="P16"><text:span text:style-name="T9">use Data::Dumper; </text:span></text:p>
          <text:p text:style-name="P16"><text:span text:style-name="T9">$\ =$/;</text:span></text:p>
          <text:p text:style-name="P16"><text:span text:style-name="T9">my @names = qw ( Цвети Бети Пешо );</text:span></text:p>
          <text:p text:style-name="P16"><text:span text:style-name="T9">my $last_name = pop(@names);</text:span></text:p>
          <text:p text:style-name="P16"><text:span text:style-name="T9">warn "popped = $last_name"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2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5" draw:text-style-name="P27" draw:layer="layout" svg:width="23.596cm" svg:height="16.05cm" svg:x="0.904cm" svg:y="3cm" presentation:class="outline" presentation:user-transformed="true">
          <draw:text-box>
            <text:list text:style-name="L6">
              <text:list-item>
                <text:p text:style-name="P9"><text:span text:style-name="T10">shift ARRAY</text:span><text:span text:style-name="T10"><text:line-break/></text:span><text:span text:style-name="T10">shift</text:span></text:p>
                <text:list>
                  <text:list-item>
                    <text:p text:style-name="P26"><text:span text:style-name="T18">Отстранява първата стойност от масива и я връща, като скъсява масива с един елемент и измества всичко надолу.</text:span></text:p>
                  </text:list-item>
                  <text:list-item>
                    <text:p text:style-name="P26"><text:span text:style-name="T18">Ако в масива няма елементи, връща недефинирана стойност.</text:span></text:p>
                  </text:list-item>
                  <text:list-item>
                    <text:p text:style-name="P26"><text:span text:style-name="T18">Ако няма ARRAY, отстранява масива @_ от лексикалния обхват на подпрограмите и форматите, както и <text:s/>масива @ARGV извън подпрограмата... </text:span></text:p>
                  </text:list-item>
                </text:list>
              </text:list-item>
            </text:list>
          </draw:text-box>
        </draw:frame>
        <draw:custom-shape draw:style-name="gr15" draw:text-style-name="P17" draw:layer="layout" svg:width="21.603cm" svg:height="4.561cm" svg:x="2.021cm" svg:y="14.142cm">
          <text:p text:style-name="P16"><text:span text:style-name="T9">use Data::Dumper;$\ =$/;</text:span></text:p>
          <text:p text:style-name="P16"><text:span text:style-name="T9">my @names = qw ( Цвети Бети Пешо );</text:span></text:p>
          <text:p text:style-name="P16"><text:span text:style-name="T9">my $last_name = shift(@names);</text:span></text:p>
          <text:p text:style-name="P16"><text:span text:style-name="T9">warn "shifted = $last_name"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21.9cm" svg:height="4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28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3">unshift ARRAY,LIST</text:span></text:p>
                <text:list>
                  <text:list-item>
                    <text:p text:style-name="P9"><text:span text:style-name="T10">Прави обратното на shift. Или обратното на push. В зависимост от това, как гледате на тях.</text:span></text:p>
                  </text:list-item>
                  <text:list-item>
                    <text:p text:style-name="P9"><text:span text:style-name="T10">Прикрепя LIST най-отпред на масива, и връща новия брой на елементите от масива.</text:span></text:p>
                  </text:list-item>
                  <text:list-item>
                    <text:p text:style-name="P9"><text:span text:style-name="T10">Забележете, че списъкът се прикрепя целия, а не елемент по елемент, така че прикрепените елементи запазват досегашния си ред.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21.603cm" svg:height="4.759cm" svg:x="2.397cm" svg:y="13.5cm">
          <text:p text:style-name="P16"><text:span text:style-name="T9">use Data::Dumper; $\ =$/;</text:span></text:p>
          <text:p text:style-name="P16"><text:span text:style-name="T9">my @names = qw ( Цвети Бети Пешо );</text:span></text:p>
          <text:p text:style-name="P16"><text:span text:style-name="T9">print 'elements:', scalar @names;</text:span></text:p>
          <text:p text:style-name="P16"><text:span text:style-name="T9">print 'elements:', unshift(@names,qw/Део Иво/)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2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6" draw:text-style-name="P24" draw:layer="layout" svg:width="23.596cm" svg:height="16.375cm" svg:x="0.904cm" svg:y="2.675cm" presentation:class="outline" presentation:user-transformed="true">
          <draw:text-box>
            <text:list text:style-name="L6">
              <text:list-item>
                <text:p text:style-name="P9"><text:span text:style-name="T13">splice ARRAY,OFFSET,LENGTH,LIST</text:span></text:p>
                <text:list>
                  <text:list-item>
                    <text:p><text:span text:style-name="T18">Премахва елементите, определени от OFFSET и LENGTH, и ги замества с елементите от LIST, ако има такива.</text:span></text:p>
                  </text:list-item>
                  <text:list-item>
                    <text:p text:style-name="P23"><text:span text:style-name="T18">В списъчен контекст, връща елементите, премахнати от масива. </text:span></text:p>
                  </text:list-item>
                  <text:list-item>
                    <text:p text:style-name="P23"><text:span text:style-name="T18">В скаларен контекст, връща последния премахнат елемент, или недефинирана стойност, ако не са премахнати никакви елементи.</text:span></text:p>
                  </text:list-item>
                  <text:list-item>
                    <text:p><text:span text:style-name="T18">Масивът расте или се свива, колкото е необходимо.</text:span></text:p>
                  </text:list-item>
                </text:list>
              </text:list-item>
            </text:list>
          </draw:text-box>
        </draw:frame>
        <draw:custom-shape draw:style-name="gr17" draw:text-style-name="P25" draw:layer="layout" svg:width="21.603cm" svg:height="2.881cm" svg:x="2.5cm" svg:y="15.5cm">
          <text:p text:style-name="P16"><text:span text:style-name="T9">my @words = qw ( hello there );</text:span></text:p>
          <text:p text:style-name="P16"><text:span text:style-name="T9">splice(@words, 1, 0, 'out');</text:span></text:p>
          <text:p text:style-name="P16"><text:span text:style-name="T9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12" draw:text-style-name="P29" draw:layer="layout" svg:width="20.5cm" svg:height="4cm" svg:x="3.459cm" svg:y="0.321cm" presentation:class="title" presentation:user-transformed="true">
          <draw:text-box>
            <text:p text:style-name="P5"><text:span text:style-name="T8">Оператори и функции за списъци и масиви</text:span></text:p>
          </draw:text-box>
        </draw:frame>
        <draw:frame presentation:style-name="pr17" draw:text-style-name="P9" draw:layer="layout" svg:width="23.596cm" svg:height="12.847cm" svg:x="0.9cm" svg:y="5.5cm" presentation:class="outline" presentation:user-transformed="true">
          <draw:text-box>
            <text:list text:style-name="L6">
              <text:list-item>
                <text:p text:style-name="P9">foreach</text:p>
              </text:list-item>
              <text:list-item>
                <text:p text:style-name="P9">join</text:p>
              </text:list-item>
              <text:list-item>
                <text:p text:style-name="P9">map</text:p>
              </text:list-item>
              <text:list-item>
                <text:p text:style-name="P9">grep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9" draw:text-style-name="P30" draw:layer="layout" svg:width="19.5cm" svg:height="2.5cm" svg:x="5.159cm" svg:y="0.08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18" draw:text-style-name="P9" draw:layer="layout" svg:width="23.596cm" svg:height="16.528cm" svg:x="0.904cm" svg:y="2.5cm" presentation:class="outline" presentation:user-transformed="true">
          <draw:text-box>
            <text:list text:style-name="L6">
              <text:list-item>
                <text:p text:style-name="P9"><text:span text:style-name="T7">foreach (@array)</text:span></text:p>
                <text:list>
                  <text:list-item>
                    <text:p text:style-name="P31"><text:span text:style-name="T19">foreach</text:span><text:span text:style-name="T20"> се използва за обхождане (итерация) на всички елементи от списък. Официалното му определение е:</text:span></text:p>
                    <text:p text:style-name="P31"><text:span text:style-name="T21">LABEL foreach VAR (LIST) BLOCK</text:span><text:span text:style-name="T20"><text:line-break/></text:span><text:span text:style-name="T20">Това е структура за контрол на потока.</text:span></text:p>
                  </text:list-item>
                  <text:list-item>
                    <text:p><text:span text:style-name="T20">Структурата </text:span><text:span text:style-name="T21">foreach</text:span><text:span text:style-name="T20"> поддържа конструкциите </text:span><text:span text:style-name="T21">last</text:span><text:span text:style-name="T20">, </text:span><text:span text:style-name="T21">next</text:span><text:span text:style-name="T20"> и </text:span><text:span text:style-name="T21">redo</text:span><text:span text:style-name="T20">. Използвайте прост </text:span><text:span text:style-name="T21">foreach</text:span><text:span text:style-name="T20"> цикъл да направи нещо върху всеки елемент от масива.</text:span></text:p>
                  </text:list-item>
                  <text:list-item>
                    <text:p><text:span text:style-name="T20">НЕ ДОБАВЯЙТЕ И НЕ ПРЕМАХВАЙТЕ ЕЛЕМЕНТИ ОТ МАСИВ, ДОКАТО СЕ ОБРАБОТВА ОТ </text:span><text:span text:style-name="T21">foreach</text:span><text:span text:style-name="T20"> ЦИКЪЛ.</text:span></text:p>
                  </text:list-item>
                </text:list>
              </text:list-item>
            </text:list>
          </draw:text-box>
        </draw:frame>
        <draw:custom-shape draw:style-name="gr18" draw:text-style-name="P25" draw:layer="layout" svg:width="21.603cm" svg:height="3.721cm" svg:x="2.397cm" svg:y="15cm">
          <text:p text:style-name="P16"><text:span text:style-name="T9">my @fruits = qw ( apples oranges lemons pears );</text:span></text:p>
          <text:p text:style-name="P16"><text:span text:style-name="T9">foreach my $fruit (@fruits) {</text:span></text:p>
          <text:p text:style-name="P16"><text:span text:style-name="T9"><text:s text:c="4"/></text:span><text:span text:style-name="T9">print "fruit is '$fruit'\n"; </text:span></text:p>
          <text:p text:style-name="P1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13" draw:text-style-name="P30" draw:layer="layout" svg:width="19.9cm" svg:height="3cm" svg:x="5.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19" draw:text-style-name="P24" draw:layer="layout" svg:width="23.596cm" svg:height="14.847cm" svg:x="0.9cm" svg:y="3.5cm" presentation:class="outline" presentation:user-transformed="true">
          <draw:text-box>
            <text:list text:style-name="L6">
              <text:list-item>
                <text:p text:style-name="P9"><text:span text:style-name="T13">join EXPR,LIST</text:span></text:p>
                <text:list>
                  <text:list-item>
                    <text:p><text:span text:style-name="T13">Съединява отделни низове от LIST в единичен низ с полета, разделени от стойността на EXPR, и връща този нов низ. ?Joins the separate strings of LIST into a single string with fields separated by the value of EXPR, and returns that new string.?????</text:span><text:span text:style-name="T13"><text:line-break/></text:span><text:span text:style-name="T13"/></text:p>
                  </text:list-item>
                </text:list>
              </text:list-item>
            </text:list>
          </draw:text-box>
        </draw:frame>
        <draw:custom-shape draw:style-name="gr19" draw:text-style-name="P25" draw:layer="layout" svg:width="21.603cm" svg:height="4.561cm" svg:x="1.902cm" svg:y="12.742cm">
          <text:p text:style-name="P16"><text:span text:style-name="T9">my @fields = qw ( id name position );</text:span></text:p>
          <text:p text:style-name="P16"><text:span text:style-name="T9">my $SQL = 'SELECT '</text:span></text:p>
          <text:p text:style-name="P16"><text:span text:style-name="T9"><text:s text:c="4"/></text:span><text:span text:style-name="T9">. join(", ", @fields)</text:span></text:p>
          <text:p text:style-name="P16"><text:span text:style-name="T9"><text:s text:c="4"/></text:span><text:span text:style-name="T9">. ' from empoyees';</text:span></text:p>
          <text:p text:style-name="P16"><text:span text:style-name="T9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13" draw:text-style-name="P30" draw:layer="layout" svg:width="20cm" svg:height="3cm" svg:x="5.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20" draw:text-style-name="P9" draw:layer="layout" svg:width="23.596cm" svg:height="15.55cm" svg:x="0.9cm" svg:y="3.5cm" presentation:class="outline" presentation:user-transformed="true">
          <draw:text-box>
            <text:list text:style-name="L6">
              <text:list-item>
                <text:p text:style-name="P9"><text:span text:style-name="T7">map BLOCK LIST</text:span><text:span text:style-name="T7"><text:line-break/></text:span><text:span text:style-name="T7">map EXPR,LIST</text:span></text:p>
                <text:list>
                  <text:list-item>
                    <text:p text:style-name="P26"><text:span text:style-name="T18">Проверява BLOCK или EXPR за всеки елемент от LIST (локално определя $_ за всеки елемент) и</text:span><text:span text:style-name="T22"> връща списък със стойности, съставен от резултатите за всяка една проверка.</text:span></text:p>
                  </text:list-item>
                  <text:list-item>
                    <text:p text:style-name="P26"><text:span text:style-name="T18">В скаларен контекст – връща общия брой на така получените елементи.</text:span></text:p>
                  </text:list-item>
                  <text:list-item>
                    <text:p text:style-name="P26"><text:span text:style-name="T18">В списъчен контекст – проверява BLOCK или EXPR, така че всеки елемент от LIST може да произведе нула, един или повече елементи като върната стойност. </text:span></text:p>
                  </text:list-item>
                  <text:list-item>
                    <text:p text:style-name="P26"><text:span text:style-name="T18">Имайте предвид, че $_ е псевдоним на списъчна стойност, така че с него може да се променят елементите на LIST. Виж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19.5cm" svg:height="4cm" svg:x="5cm" svg:y="0cm" presentation:class="title" presentation:user-transformed="true">
          <draw:text-box>
            <text:p text:style-name="P30"><text:span text:style-name="T16">Оператори и функции за списъци и масиви</text:span></text:p>
          </draw:text-box>
        </draw:frame>
        <draw:frame presentation:style-name="pr21" draw:text-style-name="P9" draw:layer="layout" svg:width="23.596cm" svg:height="13.347cm" svg:x="0.9cm" svg:y="5cm" presentation:class="outline" presentation:user-transformed="true">
          <draw:text-box>
            <text:list text:style-name="L6">
              <text:list-item>
                <text:p text:style-name="P9">map Пример:</text:p>
              </text:list-item>
            </text:list>
          </draw:text-box>
        </draw:frame>
        <draw:custom-shape draw:style-name="gr12" draw:text-style-name="P25" draw:layer="layout" svg:width="21.603cm" svg:height="7.5cm" svg:x="1.938cm" svg:y="8.32cm">
          <text:p text:style-name="P16"><text:span text:style-name="T9">my @nums = (0x410 .. 0x44f);</text:span></text:p>
          <text:p text:style-name="P16"><text:span text:style-name="T9">my @chars = map(chr , @nums);</text:span></text:p>
          <text:p text:style-name="P16"><text:span text:style-name="T9">print @chars;</text:span></text:p>
          <text:p text:style-name="P16"><text:span text:style-name="T9"/></text:p>
          <text:p text:style-name="P16"><text:span text:style-name="T9">print '-' x 20;</text:span></text:p>
          <text:p text:style-name="P16"><text:span text:style-name="T9">my @names = qw(Цвети Пешо Иван);</text:span></text:p>
          <text:p text:style-name="P16"><text:span text:style-name="T9">my @mapped = map {$_ if $_ eq 'Пешо'} @names;</text:span></text:p>
          <text:p text:style-name="P16"><text:span text:style-name="T9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office:forms form:automatic-focus="false" form:apply-design-mode="false"/>
        <draw:frame presentation:style-name="pr13" draw:text-style-name="P30" draw:layer="layout" svg:width="19.5cm" svg:height="3cm" svg:x="5cm" svg:y="0cm" presentation:class="title" presentation:user-transformed="true">
          <draw:text-box>
            <text:p text:style-name="P30"><text:span text:style-name="T16">Оператори и функции за списъци и масиви</text:span></text:p>
          </draw:text-box>
        </draw:frame>
        <draw:frame presentation:style-name="pr22" draw:text-style-name="P9" draw:layer="layout" svg:width="23.596cm" svg:height="16.11cm" svg:x="0.9cm" svg:y="3cm" presentation:class="outline" presentation:user-transformed="true">
          <draw:text-box>
            <text:list text:style-name="L6">
              <text:list-item>
                <text:p text:style-name="P9">grep BLOCK LIST<text:line-break/>grep EXPR,LIST</text:p>
                <text:list>
                  <text:list-item>
                    <text:p><text:span text:style-name="T18">Проверява BLOCK или EXPR за всеки елемент от LIST (</text:span><text:span text:style-name="T23">локално определя $_ за всеки елемент</text:span><text:span text:style-name="T18">) и</text:span><text:span text:style-name="T22"> връща списък със стойности, съдържащ тези елементи, за които изразът отговаря на истина</text:span><text:span text:style-name="T18">. </text:span></text:p>
                  </text:list-item>
                  <text:list-item>
                    <text:p text:style-name="P32"><text:span text:style-name="T18">В скаларен контекст – връща броя на случаите, в които изразът е бил истина. </text:span></text:p>
                  </text:list-item>
                  <text:list-item>
                    <text:p><text:span text:style-name="T18">Имайте предвид, че $_ </text:span><text:span text:style-name="T23">е псевдоним на списъчна стойност, така че с него може да се променят елементите на LIST.</text:span><text:span text:style-name="T18"> </text:span></text:p>
                  </text:list-item>
                  <text:list-item>
                    <text:p text:style-name="P32"><text:span text:style-name="T18">Виж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19.5cm" svg:height="4cm" svg:x="5.5cm" svg:y="0cm" presentation:class="title" presentation:user-transformed="true">
          <draw:text-box>
            <text:p text:style-name="P30"><text:span text:style-name="T16">Оператори и функции за списъци и масиви</text:span></text:p>
          </draw:text-box>
        </draw:frame>
        <draw:frame presentation:style-name="pr23" draw:text-style-name="P9" draw:layer="layout" svg:width="23.596cm" svg:height="13.847cm" svg:x="0.9cm" svg:y="4.5cm" presentation:class="outline" presentation:user-transformed="true">
          <draw:text-box>
            <text:list text:style-name="L6">
              <text:list-item>
                <text:p text:style-name="P9">grep Пример:</text:p>
              </text:list-item>
            </text:list>
          </draw:text-box>
        </draw:frame>
        <draw:custom-shape draw:style-name="gr20" draw:text-style-name="P25" draw:layer="layout" svg:width="21.603cm" svg:height="10.441cm" svg:x="1.819cm" svg:y="7.281cm">
          <text:p text:style-name="P16"><text:span text:style-name="T9">my @nums = (0x410 .. 0x44f);</text:span></text:p>
          <text:p text:style-name="P16"><text:span text:style-name="T9">my @chars = grep( </text:span></text:p>
          <text:p text:style-name="P16"><text:span text:style-name="T9"><text:s text:c="12"/></text:span><text:span text:style-name="T9">($_ &gt;= 0x410 and $_ &lt; 0x430), @nums</text:span></text:p>
          <text:p text:style-name="P16"><text:span text:style-name="T9"><text:s text:c="12"/></text:span><text:span text:style-name="T9">);</text:span></text:p>
          <text:p text:style-name="P16"><text:span text:style-name="T9">map($_ = chr, @chars);#modify inplace $_</text:span></text:p>
          <text:p text:style-name="P16"><text:span text:style-name="T9">print @chars;</text:span></text:p>
          <text:p text:style-name="P16"><text:span text:style-name="T9"/></text:p>
          <text:p text:style-name="P16"><text:span text:style-name="T9">#grep for 'а'</text:span></text:p>
          <text:p text:style-name="P16"><text:span text:style-name="T9">if( my $times = grep { chr($_) =~ /а/i } @nums ){</text:span></text:p>
          <text:p text:style-name="P16"><text:span text:style-name="T9"><text:s text:c="4"/></text:span><text:span text:style-name="T9">print "'а' codes found:</text:span></text:p>
          <text:p text:style-name="P16"><text:span text:style-name="T9"><text:s/></text:span><text:span text:style-name="T9">$times times in the list."</text:span></text:p>
          <text:p text:style-name="P1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office:forms form:automatic-focus="false" form:apply-design-mode="false"/>
        <draw:frame presentation:style-name="pr13" draw:text-style-name="P5" draw:layer="layout" svg:width="20.5cm" svg:height="3cm" svg:x="4.9cm" svg:y="0cm" presentation:class="title" presentation:user-transformed="true">
          <draw:text-box>
            <text:p text:style-name="P5">Arrays slicing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  <text:list>
                  <text:list-item>
                    <text:p text:style-name="P9"><text:span text:style-name="T10">В списъчен контекст – връща списък със стойности, изброявани (up by ones) от лявата стойност към дясната стойност.</text:span></text:p>
                  </text:list-item>
                  <text:list-item>
                    <text:p text:style-name="P9"><text:span text:style-name="T10">Ако лявата стойност е по-голяма от дясната, то се връща празен списък. </text:span></text:p>
                  </text:list-item>
                  <text:list-item>
                    <text:p text:style-name="P9"><text:span text:style-name="T10">The range operator е полезен за писане на </text:span><text:span text:style-name="T10"><text:line-break/></text:span><text:span text:style-name="T12">foreach (1..10)</text:span><text:span text:style-name="T10"> цикли и за правене на ? slice operations ? върху масиви. </text:span></text:p>
                  </text:list-item>
                  <text:list-item>
                    <text:p text:style-name="P9"><text:span text:style-name="T10">No temporary array is created when the range operator is used as the expression in foreach loops.</text:span></text:p>
                  </text:list-item>
                  <text:list-item>
                    <text:p text:style-name="P9"><text:span text:style-name="T10">Виж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office:forms form:automatic-focus="false" form:apply-design-mode="false"/>
        <draw:frame presentation:style-name="pr13" draw:text-style-name="P5" draw:layer="layout" svg:width="16.5cm" svg:height="3cm" svg:x="7.5cm" svg:y="0cm" presentation:class="title" presentation:user-transformed="true">
          <draw:text-box>
            <text:p text:style-name="P5">Arrays slicing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</text:list-item>
              <text:list-item>
                <text:p text:style-name="P9">Пример</text:p>
              </text:list-item>
            </text:list>
          </draw:text-box>
        </draw:frame>
        <draw:custom-shape draw:style-name="gr21" draw:text-style-name="P33" draw:layer="layout" svg:width="21.603cm" svg:height="9.601cm" svg:x="1.9cm" svg:y="7.6cm">
          <text:p text:style-name="P16"><text:span text:style-name="T9">my @nums = (0x410 .. 0x44f);</text:span></text:p>
          <text:p text:style-name="P16"><text:span text:style-name="T9">print chr($nums[$_]) foreach(0..14);</text:span></text:p>
          <text:p text:style-name="P16"><text:span text:style-name="T9">#print a slice</text:span></text:p>
          <text:p text:style-name="P16"><text:span text:style-name="T9">print @nums[0..14],$/;</text:span></text:p>
          <text:p text:style-name="P16"><text:span text:style-name="T9">#print a character map table from slice</text:span></text:p>
          <text:p text:style-name="P16"><text:span text:style-name="T9">print ' dec | <text:s/>hex <text:s/>| char', '-' x 19;</text:span></text:p>
          <text:p text:style-name="P16"><text:span text:style-name="T9">print map {</text:span></text:p>
          <text:p text:style-name="P16"><text:span text:style-name="T9"><text:s text:c="4"/></text:span><text:span text:style-name="T9">$_.' | '</text:span></text:p>
          <text:p text:style-name="P16"><text:span text:style-name="T9"><text:s text:c="4"/></text:span><text:span text:style-name="T9">. sprintf('0x%x',$_).' | '.chr($_)</text:span></text:p>
          <text:p text:style-name="P16"><text:span text:style-name="T9"><text:s text:c="4"/></text:span><text:span text:style-name="T9">. "\n" . '-' x 19</text:span></text:p>
          <text:p text:style-name="P16"><text:span text:style-name="T9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office:forms form:automatic-focus="false" form:apply-design-mode="false"/>
        <draw:frame presentation:style-name="pr24" draw:text-style-name="P34" draw:layer="layout" svg:width="17.603cm" svg:height="3.5cm" svg:x="7.797cm" svg:y="0cm" presentation:class="title" presentation:user-transformed="true">
          <draw:text-box>
            <text:p text:style-name="P10"><text:span text:style-name="T5">Списъци и масиви</text:span></text:p>
          </draw:text-box>
        </draw:frame>
        <draw:frame presentation:style-name="pr25" draw:text-style-name="P36" draw:layer="layout" svg:width="12.801cm" svg:height="3.405cm" svg:x="6.499cm" svg:y="7.523cm" presentation:class="outline" presentation:user-transformed="true">
          <draw:text-box>
            <text:p text:style-name="P35"><text:span text:style-name="T24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draw:frame presentation:style-name="pr3" draw:text-style-name="P11" draw:layer="layout" svg:width="17.603cm" svg:height="2.528cm" svg:x="7.099cm" svg:y="0.197cm" presentation:class="title" presentation:user-transformed="true">
          <draw:text-box>
            <text:p text:style-name="P10"><text:span text:style-name="T5">Упражнения</text:span></text:p>
          </draw:text-box>
        </draw:frame>
        <draw:frame presentation:style-name="pr4" draw:text-style-name="P36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36">TODO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8999996185303pt" style:font-style-asian="normal" style:font-weight-asian="normal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049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3" draw:text-style-name="MP7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9" draw:layer="backgroundobjects" svg:width="5.917cm" svg:height="1.314cm" svg:x="18.211cm" svg:y="17.354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7" draw:layer="backgroundobjects" svg:width="8.558cm" svg:height="1.421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8.558cm" svg:height="1.421cm" svg:x="11.161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8.558cm" svg:height="1.421cm" svg:x="0cm" svg:y="27.008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8.558cm" svg:height="1.421cm" svg:x="11.161cm" svg:y="27.008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22T01:51:41</meta:creation-date>
    <dc:creator>Tedi </dc:creator>
    <dc:date>2012-11-02T15:49:44</dc:date>
    <meta:printed-by>Красимир Беров</meta:printed-by>
    <meta:print-date>2008-02-12T02:01:09</meta:print-date>
    <meta:editing-cycles>253</meta:editing-cycles>
    <meta:editing-duration>PT17H21M28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